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B0000014AD2ECE5732EA41AD5.png" manifest:media-type="image/png"/>
  <manifest:file-entry manifest:full-path="Pictures/100002010000036F000001486E9E94668D372F1E.png" manifest:media-type="image/png"/>
  <manifest:file-entry manifest:full-path="Pictures/1000020100000356000001484D02C5E5387F8948.png" manifest:media-type="image/png"/>
  <manifest:file-entry manifest:full-path="Pictures/10000201000003AF0000012DED00E2D53F6B9C8B.png" manifest:media-type="image/png"/>
  <manifest:file-entry manifest:full-path="Pictures/10000201000002BB0000003B91AA56668E3CE48A.png" manifest:media-type="image/png"/>
  <manifest:file-entry manifest:full-path="Pictures/10000201000003720000022370DDA1274AEC6EAD.png" manifest:media-type="image/png"/>
  <manifest:file-entry manifest:full-path="Pictures/100002010000036C00000171F0EE21EA25C82F05.png" manifest:media-type="image/png"/>
  <manifest:file-entry manifest:full-path="Pictures/10000201000002E40000002AE31DA52CEDEAD6D9.png" manifest:media-type="image/png"/>
  <manifest:file-entry manifest:full-path="Pictures/10000201000003450000017186198C497CB5ADDC.png" manifest:media-type="image/png"/>
  <manifest:file-entry manifest:full-path="Pictures/1000020100000366000002760A1F37A6F36A4065.png" manifest:media-type="image/png"/>
  <manifest:file-entry manifest:full-path="Pictures/1000020100000371000000EA149FEFF5785A4F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9" text:anchor-type="page" text:anchor-page-number="2" svg:x="3.769cm" svg:y="23.068cm" svg:width="12.084cm" svg:height="3.209cm" draw:z-index="10">
        <draw:image xlink:href="Pictures/1000020100000371000000EA149FEFF5785A4FFC.png" xlink:type="simple" xlink:show="embed" xlink:actuate="onLoad" loext:mime-type="image/png"/>
      </draw:frame>
      <draw:frame draw:style-name="fr1" draw:name="Image11" text:anchor-type="page" text:anchor-page-number="3" svg:x="4.703cm" svg:y="5.671cm" svg:width="10.984cm" svg:height="7.953cm" draw:z-index="9">
        <draw:image xlink:href="Pictures/1000020100000366000002760A1F37A6F36A4065.png" xlink:type="simple" xlink:show="embed" xlink:actuate="onLoad" loext:mime-type="image/png"/>
      </draw:frame>
      <draw:frame draw:style-name="fr1" draw:name="Image8" text:anchor-type="page" text:anchor-page-number="2" svg:x="3.63cm" svg:y="16.036cm" svg:width="12.958cm" svg:height="5.713cm" draw:z-index="8">
        <draw:image xlink:href="Pictures/10000201000003450000017186198C497CB5ADDC.png" xlink:type="simple" xlink:show="embed" xlink:actuate="onLoad" loext:mime-type="image/png"/>
      </draw:frame>
      <draw:frame draw:style-name="fr1" draw:name="Image4" text:anchor-type="page" text:anchor-page-number="1" svg:x="3.986cm" svg:y="21.066cm" svg:width="11.702cm" svg:height="7.257cm" draw:z-index="7">
        <draw:image xlink:href="Pictures/10000201000003720000022370DDA1274AEC6EAD.png" xlink:type="simple" xlink:show="embed" xlink:actuate="onLoad" loext:mime-type="image/png"/>
      </draw:frame>
      <draw:frame draw:style-name="fr1" draw:name="Image7" text:anchor-type="page" text:anchor-page-number="2" svg:x="3.009cm" svg:y="9.931cm" svg:width="13.818cm" svg:height="4.41cm" draw:z-index="6">
        <draw:image xlink:href="Pictures/10000201000003AF0000012DED00E2D53F6B9C8B.png" xlink:type="simple" xlink:show="embed" xlink:actuate="onLoad" loext:mime-type="image/png"/>
      </draw:frame>
      <draw:frame draw:style-name="fr1" draw:name="Image3" text:anchor-type="page" text:anchor-page-number="2" svg:x="4.032cm" svg:y="9.433cm" svg:width="10.253cm" svg:height="0.582cm" draw:z-index="5">
        <draw:image xlink:href="Pictures/10000201000002E40000002AE31DA52CEDEAD6D9.png" xlink:type="simple" xlink:show="embed" xlink:actuate="onLoad" loext:mime-type="image/png"/>
      </draw:frame>
      <draw:frame draw:style-name="fr1" draw:name="Image10" text:anchor-type="page" text:anchor-page-number="3" svg:x="4.828cm" svg:y="4.419cm" svg:width="10.694cm" svg:height="0.903cm" draw:z-index="4">
        <draw:image xlink:href="Pictures/10000201000002BB0000003B91AA56668E3CE48A.png" xlink:type="simple" xlink:show="embed" xlink:actuate="onLoad" loext:mime-type="image/png"/>
      </draw:frame>
      <draw:frame draw:style-name="fr1" draw:name="Image5" text:anchor-type="page" text:anchor-page-number="2" svg:x="3.695cm" svg:y="2.679cm" svg:width="12.818cm" svg:height="4.923cm" draw:z-index="2">
        <draw:image xlink:href="Pictures/1000020100000356000001484D02C5E5387F8948.png" xlink:type="simple" xlink:show="embed" xlink:actuate="onLoad" loext:mime-type="image/png"/>
      </draw:frame>
      <text:p text:style-name="P1"><text:bookmark-start text:name="docs-internal-guid-6bcd2de7-7fff-07fc-3a71-0941bba663f7"/><draw:frame draw:style-name="fr2" draw:name="Image1" text:anchor-type="char" svg:width="13.252cm" svg:height="4.997cm" draw:z-index="0"><draw:image xlink:href="Pictures/100002010000036B0000014AD2ECE5732EA41AD5.png" xlink:type="simple" xlink:show="embed" xlink:actuate="onLoad" loext:mime-type="image/png"/></draw:frame><text:bookmark-end text:name="docs-internal-guid-6bcd2de7-7fff-07fc-3a71-0941bba663f7"/></text:p>
      <text:p text:style-name="P1"/>
      <text:p text:style-name="P1"><text:bookmark-start text:name="docs-internal-guid-ef0e18aa-7fff-fdf5-58f6-bd0633140597"/><draw:frame draw:style-name="fr3" draw:name="Image2" text:anchor-type="char" svg:width="13.079cm" svg:height="4.879cm" draw:z-index="1"><draw:image xlink:href="Pictures/100002010000036F000001486E9E94668D372F1E.png" xlink:type="simple" xlink:show="embed" xlink:actuate="onLoad" loext:mime-type="image/png"/></draw:frame><text:bookmark-end text:name="docs-internal-guid-ef0e18aa-7fff-fdf5-58f6-bd0633140597"/></text:p>
      <text:p text:style-name="P1"><text:bookmark text:name="docs-internal-guid-b75a8366-7fff-3649-a9ab-5f052c5ee017"/></text:p>
      <text:p text:style-name="P1"/>
      <text:p text:style-name="P1"/>
      <text:p text:style-name="P1"><draw:frame draw:style-name="fr2" draw:name="Image6" text:anchor-type="char" svg:width="12.95cm" svg:height="5.249cm" draw:z-index="3"><draw:image xlink:href="Pictures/100002010000036C00000171F0EE21EA25C82F0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12:29:25.512086812</meta:creation-date>
    <dc:date>2020-11-11T13:05:23.232587425</dc:date>
    <meta:editing-duration>PT14M55S</meta:editing-duration>
    <meta:editing-cycles>4</meta:editing-cycles>
    <meta:generator>LibreOffice/6.4.6.2$Linux_X86_64 LibreOffice_project/40$Build-2</meta:generator>
    <meta:document-statistic meta:table-count="0" meta:image-count="11" meta:object-count="0" meta:page-count="3" meta:paragraph-count="0" meta:word-count="0" meta:character-count="0" meta:non-whitespace-character-count="0"/>
  </office:meta>
</office:document-meta>
</file>